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d3a5e" officeooo:paragraph-rsid="000d3a5e"/>
    </style:style>
    <style:style style:name="P2" style:family="paragraph" style:parent-style-name="Text_20_body">
      <style:text-properties fo:font-size="16pt" style:text-underline-style="none" fo:font-weight="normal" officeooo:rsid="000d3a5e" officeooo:paragraph-rsid="000d3a5e" style:font-size-asian="14pt" style:font-weight-asian="normal" style:font-size-complex="16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00.595351468</meta:creation-date>
    <dc:date>2025-11-29T21:46:53.134156872</dc:date>
    <meta:editing-duration>PT53S</meta:editing-duration>
    <meta:editing-cycles>2</meta:editing-cycles>
    <meta:generator>LibreOffice/25.8.3.2$Linux_X86_64 LibreOffice_project/58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